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style:font-name="Ubuntu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ays to th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cedural</text:p>
                <text:list>
                  <text:list-item>
                    <text:p>Series of steps composed of “procedures” (functions)</text:p>
                  </text:list-item>
                  <text:list-item>
                    <text:p>Top – down approach</text:p>
                  </text:list-item>
                  <text:list-item>
                    <text:p>Adding new data or functions is not easy</text:p>
                  </text:list-item>
                  <text:list-item>
                    <text:p>Simple, small to medium size programs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ays to th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bject Oriented (OO)</text:p>
                <text:list>
                  <text:list-item>
                    <text:p>Program divided into small parts called “object”</text:p>
                  </text:list-item>
                  <text:list-item>
                    <text:p>Bottom – up approach</text:p>
                  </text:list-item>
                  <text:list-item>
                    <text:p>Adding new data or “object” is easy</text:p>
                  </text:list-item>
                  <text:list-item>
                    <text:p>Medium to complex size programs</text:p>
                  </text:list-item>
                  <text:list-item>
                    <text:p>Base on the real world</text:p>
                  </text:list-item>
                </text:list>
                <text:p><text:span text:style-name="T1"/></text:p>
                <text:p><text:span text:style-name="T1"/></text:p>
              </text:list-item>
              <text:list-item>
                <text:p><text:span text:style-name="T1">As a language, python can do bo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riented Objec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mall program</text:p>
              </text:list-item>
              <text:list-item>
                <text:p>Module / Functions (decomposition)</text:p>
              </text:list-item>
              <text:list-item>
                <text:p>Oriented Object (mapping to the world)</text:p>
                <text:p/>
                <text:p>If the program needed to be build can’t be defined by simple steps, OO might be interest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riented Obje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pping the world</text:p>
              </text:list-item>
              <text:list-item>
                <text:p>A <text:span text:style-name="T2">person</text:span> goes to a <text:span text:style-name="T2">class</text:span> in a <text:span text:style-name="T2">school</text:span> that belongs to <text:span text:style-name="T2">city</text:span> in a <text:span text:style-name="T2">country</text:span></text:p>
              </text:list-item>
              <text:list-item>
                <text:p><text:span text:style-name="T3">Each of these “object” possess specific </text:span><text:span text:style-name="T4">behaviors</text:span><text:span text:style-name="T5"> </text:span><text:span text:style-name="T6">and </text:span><text:span text:style-name="T4">properties</text:span></text:p>
                <text:list>
                  <text:list-item>
                    <text:p><text:span text:style-name="T6">A person walks, open a door, sits to a place and has blue eyes, brown hair, etc.</text:span></text:p>
                  </text:list-item>
                  <text:list-item>
                    <text:p><text:span text:style-name="T6">A city has a mayor, citizens, a longitude and a latitude, it demands for taxes, manages streets, etc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 Oriented Defini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class: Model from which we create an object</text:p>
              </text:list-item>
              <text:list-item>
                <text:p>An instance: The object created and being used</text:p>
              </text:list-item>
              <text:list-item>
                <text:p>A class possesses <text:span text:style-name="T7">properties</text:span><text:span text:style-name="T8"> and </text:span><text:span text:style-name="T9">methods</text:span><text:span text:style-name="T10"> </text:span><text:span text:style-name="T11">(similar to functions)</text:span></text:p>
              </text:list-item>
              <text:list-item>
                <text:p><text:span text:style-name="T11">A class can “inherit” from an other class</text:span></text:p>
              </text:list-item>
              <text:list-item>
                <text:p><text:span text:style-name="T11">Encapsulation is the concept of “hiding” the logic inside ob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 Oriented 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riented Obje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2">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9H39M21S</meta:editing-duration>
    <meta:editing-cycles>40</meta:editing-cycles>
    <meta:generator>LibreOffice/6.0.7.3$Linux_X86_64 LibreOffice_project/00m0$Build-3</meta:generator>
    <dc:title>Bright Blue</dc:title>
    <dc:date>2023-04-16T20:56:22.929520027</dc:date>
    <meta:document-statistic meta:object-count="57"/>
  </office:meta>
</office:document-meta>
</file>